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A0000022DC644FDE49641D4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1.003cm" svg:x="0.801cm" svg:y="0.5cm">
          <draw:image xlink:href="Pictures/100000000000057A0000022DC644FDE49641D4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5-12-02T16:02:11.467000000</dc:date>
    <meta:editing-duration>PT3M14S</meta:editing-duration>
    <meta:editing-cycles>3</meta:editing-cycles>
    <meta:generator>LibreOffice/5.0.3.2$Windows_x86 LibreOffice_project/e5f16313668ac592c1bfb310f4390624e3dbfb75</meta:generator>
    <meta:document-statistic meta:object-count="1"/>
  </office:meta>
</office:document-meta>
</file>